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37932030666453552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26261723236753165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784966887910351453"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41163008550630817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17371426267777796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01145010276620282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48845397366657465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78581739484876252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307831" text:continue-list="list148845397366657465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17996555628110150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1408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29311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306762"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30294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289291"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57235864934789901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73275931421894149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58858500893901225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294324"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16254935348987411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7274229928489053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559495400813654239" text:style-name="L15">
        <text:list-item>
          <text:list>
            <text:list-header>
              <text:p text:style-name="P183">1.5 miles averaging about 9:40/mile and rest 1 min</text:p>
            </text:list-header>
          </text:list>
        </text:list-item>
      </text:list>
      <text:p text:style-name="P24">1 mile in 8:26 and rest 2 min</text:p>
      <text:list xml:id="list2434841896836750932"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126747132754090204"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11790"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814158444046629828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44318246487568696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46449889185780833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307459" text:continue-list="list3443182464875686965" text:style-name="L19">
        <text:list-item>
          <text:list>
            <text:list-header>
              <text:p text:style-name="P187">(Pace*HR)=1240</text:p>
            </text:list-header>
          </text:list>
        </text:list-item>
      </text:list>
      <text:list xml:id="list35314610" text:continue-list="list8141584440466298283" text:style-name="L18">
        <text:list-item>
          <text:list>
            <text:list-header>
              <text:p text:style-name="P186">2 miles at 10:46/mile Ave HR= 121 bpm and rest a few minutes</text:p>
            </text:list-header>
          </text:list>
        </text:list-item>
      </text:list>
      <text:list xml:id="list35305615" text:continue-list="list3530745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29406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14270364153075064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67171688791412665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0268758952181665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39898159779577011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23514014357667751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56747757230977100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300404"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29045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79214220452707181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2701006872495978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58995159373998753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99096797803323828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87099417752444089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82558057056775009" text:style-name="L32">
        <text:list-item>
          <text:list>
            <text:list-header>
              <text:p text:style-name="P197">0.25 miles in 2:54</text:p>
              <text:p text:style-name="P197">1 mile in 9:21 going faster as I ran and ending at around 8:30 pace</text:p>
            </text:list-header>
          </text:list>
        </text:list-item>
      </text:list>
      <text:list xml:id="list669545283483799194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660936694244055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0863561924924813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38645308204956614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72166825827346728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20 or more cemetery loops:</text:p>
      <text:p text:style-name="P80"><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755725976431618976"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0T15:03:35.02</dc:date>
    <dc:creator>James Lombardi</dc:creator>
    <meta:editing-duration>P28DT13H32M2S</meta:editing-duration>
    <meta:editing-cycles>2100</meta:editing-cycles>
    <meta:generator>OpenOffice/4.1.2$Win32 OpenOffice.org_project/412m3$Build-9782</meta:generator>
    <meta:document-statistic meta:table-count="0" meta:image-count="9" meta:object-count="0" meta:page-count="208" meta:paragraph-count="6054" meta:word-count="65525" meta:character-count="335667"/>
  </office:meta>
</office:document-meta>
</file>